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mic Sans MS1" svg:font-family="'Comic Sans MS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0.5pt" style:font-size-asian="10.5pt" style:font-size-complex="10.5pt"/>
    </style:style>
    <style:style style:name="P2" style:family="paragraph" style:parent-style-name="Text_20_body">
      <style:text-properties style:font-name="Comic Sans MS" fo:font-size="10.5pt" style:font-size-asian="10.5pt" style:font-size-complex="10.5pt"/>
    </style:style>
    <style:style style:name="P3" style:family="paragraph" style:parent-style-name="Text_20_body">
      <style:paragraph-properties fo:margin-left="0.25in" fo:margin-right="0in" fo:text-indent="0in" style:auto-text-indent="false"/>
      <style:text-properties style:font-name="Comic Sans MS" fo:font-size="10.5pt" style:font-size-asian="10.5pt" style:font-size-complex="10.5pt"/>
    </style:style>
    <style:style style:name="P4" style:family="paragraph" style:parent-style-name="Text_20_body">
      <style:paragraph-properties fo:margin-left="0.25in" fo:margin-right="0in" fo:text-indent="0.2425in" style:auto-text-indent="false"/>
      <style:text-properties style:font-name="Comic Sans MS" fo:font-size="10.5pt" style:font-size-asian="10.5pt" style:font-size-complex="10.5pt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style:font-name="Comic Sans MS" fo:font-size="10.5pt" style:font-size-asian="10.5pt" style:font-size-complex="10.5pt"/>
    </style:style>
    <style:style style:name="P6" style:family="paragraph" style:parent-style-name="Text_20_body" style:list-style-name="L1">
      <style:text-properties style:font-name="Comic Sans MS" fo:font-size="10.5pt" style:font-size-asian="10.5pt" style:font-size-complex="10.5pt"/>
    </style:style>
    <style:style style:name="P7" style:family="paragraph" style:parent-style-name="Text_20_body" style:list-style-name="L2">
      <style:text-properties style:font-name="Comic Sans MS" fo:font-size="10.5pt" style:font-size-asian="10.5pt" style:font-size-complex="10.5pt"/>
    </style:style>
    <style:style style:name="P8" style:family="paragraph" style:parent-style-name="Text_20_body" style:list-style-name="L3">
      <style:text-properties style:font-name="Comic Sans MS" fo:font-size="10.5pt" style:font-size-asian="10.5pt" style:font-size-complex="10.5pt"/>
    </style:style>
    <style:style style:name="P9" style:family="paragraph" style:parent-style-name="Text_20_body" style:list-style-name="L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mic Sans MS" fo:font-size="10.5pt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das las siguientes tablas relacionales se pide crear la base de datos correspondiente:</text:p>
      <text:p text:style-name="P3">TEMA(<text:span text:style-name="T1">cod_tema</text:span>, denominacion, cod_tema_padre)</text:p>
      <text:p text:style-name="P5"><text:s/>PK(cod_tema)</text:p>
      <text:p text:style-name="P5"><text:s/>FK(cod_tema_padre/TEMA(cod_tema))</text:p>
      <text:p text:style-name="P3"/>
      <text:p text:style-name="P3">AUTOR(<text:span text:style-name="T1">cod_autor</text:span>, nombre, f_nacimiento,libro_principal)</text:p>
      <text:p text:style-name="P5"><text:s/>PK(cod_autor)</text:p>
      <text:p text:style-name="P5"><text:s/>FK(libro_principal/LIBRO(cod_libro))</text:p>
      <text:p text:style-name="P2"/>
      <text:p text:style-name="P3">LIBRO(<text:span text:style-name="T1">cod_libro</text:span>,titulo, f_creacion, cod_tema, autor_principal)</text:p>
      <text:p text:style-name="P5"><text:s/>PK(cod_libro)</text:p>
      <text:p text:style-name="P5"><text:s/>FK(cod_tema/TEMA(cod_tema))</text:p>
      <text:p text:style-name="P5"><text:s/>FK(autor_principal/AUTOR(cod_autor)</text:p>
      <text:p text:style-name="P3"/>
      <text:p text:style-name="P3">LIBRO_AUTOR(<text:span text:style-name="T1">cod_libro, cod_autor</text:span>, orden)</text:p>
      <text:p text:style-name="P5"><text:s/>PK(cod_libro,cod_autor)</text:p>
      <text:p text:style-name="P5"><text:s/>FK(cod_libro/LIBRO(cod_libro))</text:p>
      <text:p text:style-name="P5"><text:s/>FK(cod_autor/AUTOR)</text:p>
      <text:p text:style-name="P3"/>
      <text:p text:style-name="P3">PUBLICACIONES(cod_editorial, cod_libro, precio, f_publicacion)</text:p>
      <text:p text:style-name="P5"><text:s/>PK(cod_editorial, cod_libro)</text:p>
      <text:p text:style-name="P5"><text:s/>FK(cod_libro/LIBRO(cod_libro))</text:p>
      <text:p text:style-name="P5"><text:s/>FK(cod_editorial/EDITORIAL(cod_editorial))</text:p>
      <text:p text:style-name="P3"/>
      <text:p text:style-name="P3">EDITORIAL(<text:span text:style-name="T1">cod_editorial</text:span>, denominacion).</text:p>
      <text:p text:style-name="P4">PK(cod_editorial)</text:p>
      <text:p text:style-name="P3"/>
      <text:p text:style-name="P2">Notas a tener en cuenta: <text:s/></text:p>
      <text:list xml:id="list12156579891" text:style-name="L1">
        <text:list-item>
          <text:p text:style-name="P6">El campo orden solo podrá tomar valores de 1 a 5 (ambos inclusive), ya que no tiene sentido que haya más de cinco escritores.</text:p>
        </text:list-item>
      </text:list>
      <text:list xml:id="list1815520479" text:style-name="L2">
        <text:list-item>
          <text:p text:style-name="P7">El código del Tema tendrá que ser numérico, y el cod_tema_padre no podrá ser menor que el código del tema.</text:p>
        </text:list-item>
        <text:list-item>
          <text:p text:style-name="P9"><text:span text:style-name="T2">El campo “</text:span><text:span text:style-name="T2">f_publicacion” tendrá que tomar como valor por defecto la fecha del día actual en que se inserte el registro.</text:span></text:p>
        </text:list-item>
        <text:list-item>
          <text:p text:style-name="P7">No se deberá permitir que se borre un autor que sea el autor principal de un libro ya existente en la base de datos.</text:p>
        </text:list-item>
        <text:list-item>
          <text:p text:style-name="P7"><text:soft-page-break/>Si se borra una editorial se deberán borrar todas las publicaciones realizadas por la editorial.</text:p>
        </text:list-item>
        <text:list-item>
          <text:p text:style-name="P7">El precio de una publicación no podrá ser nulo y además debe ser mayor que cero.</text:p>
        </text:list-item>
      </text:list>
      <text:p text:style-name="P2"/>
      <text:p text:style-name="P2">Responde a las siguientes preguntas, si alguna no se puede realizar debes indicar porque, y que tendrías que hacer para solucionar el problema:</text:p>
      <text:list xml:id="list2107287884" text:style-name="L3">
        <text:list-item>
          <text:p text:style-name="P8">Nos hemos dado cuenta que una misma editorial puede publicar varias veces el mismo libro. Razona si se podría hacer, y en caso contrario indica las órdenes a seguir.</text:p>
        </text:list-item>
        <text:list-item>
          <text:p text:style-name="P8">Borra todas las tablas creadas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Comic Sans MS1" svg:font-family="'Comic Sans MS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Comic Sans MS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ss </meta:initial-creator>
    <meta:creation-date>2011-11-23T19:42:56.07</meta:creation-date>
    <dc:date>2011-11-23T19:47:23.48</dc:date>
    <dc:creator>Boss </dc:creator>
    <meta:editing-duration>PT4M28S</meta:editing-duration>
    <meta:editing-cycles>1</meta:editing-cycles>
    <meta:generator>LibreOffice/3.5$Linux_x86 LibreOffice_project/350m1$Build-2</meta:generator>
    <meta:document-statistic meta:table-count="0" meta:image-count="0" meta:object-count="0" meta:page-count="2" meta:paragraph-count="31" meta:word-count="237" meta:character-count="1581" meta:non-whitespace-character-count="1564"/>
  </office:meta>
</office:document-meta>
</file>